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2.2535in"/>
    </style:style>
    <style:style style:name="co7" style:family="table-column">
      <style:table-column-properties fo:break-before="auto" style:column-width="0.7043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3.4783in"/>
    </style:style>
    <style:style style:name="co10" style:family="table-column">
      <style:table-column-properties fo:break-before="auto" style:column-width="2.9272in"/>
    </style:style>
    <style:style style:name="co11" style:family="table-column">
      <style:table-column-properties fo:break-before="auto" style:column-width="1.4874in"/>
    </style:style>
    <style:style style:name="co12" style:family="table-column">
      <style:table-column-properties fo:break-before="auto" style:column-width="1.5236in"/>
    </style:style>
    <style:style style:name="co13" style:family="table-column">
      <style:table-column-properties fo:break-before="auto" style:column-width="1.8528in"/>
    </style:style>
    <style:style style:name="co14" style:family="table-column">
      <style:table-column-properties fo:break-before="auto" style:column-width="1.8681in"/>
    </style:style>
    <style:style style:name="co15" style:family="table-column">
      <style:table-column-properties fo:break-before="auto" style:column-width="1.5925in"/>
    </style:style>
    <style:style style:name="co16" style:family="table-column">
      <style:table-column-properties fo:break-before="auto" style:column-width="2.7492in"/>
    </style:style>
    <style:style style:name="co17" style:family="table-column">
      <style:table-column-properties fo:break-before="auto" style:column-width="1.4091in"/>
    </style:style>
    <style:style style:name="co18" style:family="table-column">
      <style:table-column-properties fo:break-before="auto" style:column-width="1.8071in"/>
    </style:style>
    <style:style style:name="co19" style:family="table-column">
      <style:table-column-properties fo:break-before="auto" style:column-width="1.6154in"/>
    </style:style>
    <style:style style:name="co20" style:family="table-column">
      <style:table-column-properties fo:break-before="auto" style:column-width="1.8146in"/>
    </style:style>
    <style:style style:name="co21" style:family="table-column">
      <style:table-column-properties fo:break-before="auto" style:column-width="1.5008in"/>
    </style:style>
    <style:style style:name="co22" style:family="table-column">
      <style:table-column-properties fo:break-before="auto" style:column-width="1.7228in"/>
    </style:style>
    <style:style style:name="co23" style:family="table-column">
      <style:table-column-properties fo:break-before="auto" style:column-width="1.5543in"/>
    </style:style>
    <style:style style:name="co24" style:family="table-column">
      <style:table-column-properties fo:break-before="auto" style:column-width="1.7in"/>
    </style:style>
    <style:style style:name="co25" style:family="table-column">
      <style:table-column-properties fo:break-before="auto" style:column-width="1.6in"/>
    </style:style>
    <style:style style:name="co26" style:family="table-column">
      <style:table-column-properties fo:break-before="auto" style:column-width="1.3362in"/>
    </style:style>
    <style:style style:name="co27" style:family="table-column">
      <style:table-column-properties fo:break-before="auto" style:column-width="2.1437in"/>
    </style:style>
    <style:style style:name="co28" style:family="table-column">
      <style:table-column-properties fo:break-before="auto" style:column-width="1.9299in"/>
    </style:style>
    <style:style style:name="co29" style:family="table-column">
      <style:table-column-properties fo:break-before="auto" style:column-width="1.5717in"/>
    </style:style>
    <style:style style:name="co30" style:family="table-column">
      <style:table-column-properties fo:break-before="auto" style:column-width="1.4016in"/>
    </style:style>
    <style:style style:name="co31" style:family="table-column">
      <style:table-column-properties fo:break-before="auto" style:column-width="1.7555in"/>
    </style:style>
    <style:style style:name="co32" style:family="table-column">
      <style:table-column-properties fo:break-before="auto" style:column-width="1.9146in"/>
    </style:style>
    <style:style style:name="co33" style:family="table-column">
      <style:table-column-properties fo:break-before="auto" style:column-width="1.5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7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ssario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row table:style-name="ro1">
          <table:table-cell table:style-name="ce7" office:value-type="string" calcext:value-type="string">
            <text:p>Termine</text:p>
          </table:table-cell>
          <table:table-cell table:style-name="ce7" office:value-type="string" calcext:value-type="string">
            <text:p>Descrizione</text:p>
          </table:table-cell>
          <table:table-cell table:style-name="ce7" office:value-type="string" calcext:value-type="string">
            <text:p>Sinonimi</text:p>
          </table:table-cell>
        </table:table-row>
        <table:table-row table:style-name="ro2">
          <table:table-cell office:value-type="string" calcext:value-type="string">
            <text:p>Utente</text:p>
          </table:table-cell>
          <table:table-cell office:value-type="string" calcext:value-type="string">
            <text:p>La persona iscritta sulla piattaforma che può caricare/scaricare/modificare i suoi file</text:p>
          </table:table-cell>
          <table:table-cell office:value-type="string" calcext:value-type="string">
            <text:p>Account, Cliente</text:p>
          </table:table-cell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Il file che viene caricato sulla piattaforma dall utente</text:p>
          </table:table-cell>
          <table:table-cell office:value-type="string" calcext:value-type="string">
            <text:p>Documento</text:p>
          </table:table-cell>
        </table:table-row>
        <table:table-row table:style-name="ro4">
          <table:table-cell office:value-type="string" calcext:value-type="string">
            <text:p>Directory</text:p>
          </table:table-cell>
          <table:table-cell office:value-type="string" calcext:value-type="string">
            <text:p>Una collezione di file e altre cartelle, ogni utente ne ha una principale e ne può creare altre ricorsivamente</text:p>
          </table:table-cell>
          <table:table-cell office:value-type="string" calcext:value-type="string">
            <text:p>Cartella, Folder</text:p>
          </table:table-cell>
        </table:table-row>
        <table:table-row table:style-name="ro5">
          <table:table-cell office:value-type="string" calcext:value-type="string">
            <text:p>Versione</text:p>
          </table:table-cell>
          <table:table-cell office:value-type="string" calcext:value-type="string">
            <text:p>Una singola istanza del file in un determinato istante di tempo. Ogni versione di un file è specifica di una determinata data di caricamento</text:p>
          </table:table-cell>
          <table:table-cell office:value-type="string" calcext:value-type="string">
            <text:p>Istanza di file</text:p>
          </table:table-cell>
        </table:table-row>
        <table:table-row table:style-name="ro3">
          <table:table-cell office:value-type="string" calcext:value-type="string">
            <text:p>Download</text:p>
          </table:table-cell>
          <table:table-cell office:value-type="string" calcext:value-type="string">
            <text:p>L’operazione di salvataggio in locale da parte di un utente</text:p>
          </table:table-cell>
          <table:table-cell office:value-type="string" calcext:value-type="string">
            <text:p>Scaricamento</text:p>
          </table:table-cell>
        </table:table-row>
        <table:table-row table:style-name="ro4">
          <table:table-cell office:value-type="string" calcext:value-type="string">
            <text:p>Operatore</text:p>
          </table:table-cell>
          <table:table-cell office:value-type="string" calcext:value-type="string">
            <text:p>Un operatore dell’azienda CloudStore il cui compiti è risolvere i problemi riscontrati dagli utenti della piattaforma</text:p>
          </table:table-cell>
          <table:table-cell office:value-type="string" calcext:value-type="string">
            <text:p>Assistente</text:p>
          </table:table-cell>
        </table:table-row>
        <table:table-row table:style-name="ro5">
          <table:table-cell office:value-type="string" calcext:value-type="string">
            <text:p>Condivisione</text:p>
          </table:table-cell>
          <table:table-cell office:value-type="string" calcext:value-type="string">
            <text:p>Fornire accesso ad un determinato file ad un utente che non ne è il proprietario, specificando quali permessi ha tra lettura e scrittura</text:p>
          </table:table-cell>
          <table:table-cell office:value-type="string" calcext:value-type="string">
            <text:p>Sharing</text:p>
          </table:table-cell>
        </table:table-row>
        <table:table-row table:style-name="ro6">
          <table:table-cell office:value-type="string" calcext:value-type="string">
            <text:p>Segnalazione</text:p>
          </table:table-cell>
          <table:table-cell office:value-type="string" calcext:value-type="string">
            <text:p>Richiesta di aiuto per la risoluzione di una problematica da parte di un cliente. Un operatore provvederà ad accettare la segnalazione e dopo averla risolta la chiuderà</text:p>
          </table:table-cell>
          <table:table-cell office:value-type="string" calcext:value-type="string">
            <text:p>Richiesta di aiuto</text:p>
          </table:table-cell>
        </table:table-row>
        <table:table-row table:style-name="ro4">
          <table:table-cell office:value-type="string" calcext:value-type="string">
            <text:p>Intervento</text:p>
          </table:table-cell>
          <table:table-cell office:value-type="string" calcext:value-type="string">
            <text:p>Ogni segnalazione prevede una serie di interventi che consistono in uno scambio di messaggi tra cliente e operatore</text:p>
          </table:table-cell>
          <table:table-cell office:value-type="string" calcext:value-type="string">
            <text:p>Messaggio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olumi" table:style-name="ta1">
        <table:table-column table:style-name="co5" table:default-cell-style-name="ce10"/>
        <table:table-column table:style-name="co4" table:number-columns-repeated="2" table:default-cell-style-name="ce10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Volume</text:p>
          </table:table-cell>
          <table:table-cell/>
          <table:table-cell table:style-name="ce8" office:value-type="string" calcext:value-type="string">
            <text:p>Medie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9" office:value-type="string" calcext:value-type="string">
            <text:p>Directory Per Utente</text:p>
          </table:table-cell>
          <table:table-cell table:style-name="ce14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formula="of:=[.C2]*[.F2]" office:value-type="float" office:value="200000" calcext:value-type="float">
            <text:p>200000</text:p>
          </table:table-cell>
          <table:table-cell/>
          <table:table-cell table:style-name="ce9" office:value-type="string" calcext:value-type="string">
            <text:p>File Per Utente</text:p>
          </table:table-cell>
          <table:table-cell table:style-name="ce14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table:formula="of:=[.C2]*[.F3]" office:value-type="float" office:value="1000000" calcext:value-type="float">
            <text:p>1000000</text:p>
          </table:table-cell>
          <table:table-cell/>
          <table:table-cell table:style-name="ce9" office:value-type="string" calcext:value-type="string">
            <text:p>Versione Per File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table:formula="of:=[.C4]*[.F4]" office:value-type="float" office:value="3000000" calcext:value-type="float">
            <text:p>3000000</text:p>
          </table:table-cell>
          <table:table-cell/>
          <table:table-cell table:style-name="ce9" office:value-type="string" calcext:value-type="string">
            <text:p>Download Per File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table:formula="of:=[.C4]*[.F5]" office:value-type="float" office:value="2000000" calcext:value-type="float">
            <text:p>2000000</text:p>
          </table:table-cell>
          <table:table-cell/>
          <table:table-cell table:style-name="ce9" office:value-type="string" calcext:value-type="string">
            <text:p>Segnalazione Per Utente</text:p>
          </table:table-cell>
          <table:table-cell table:style-name="ce14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table:formula="of:=[.C4]*10" office:value-type="float" office:value="10000000" calcext:value-type="float">
            <text:p>10000000</text:p>
          </table:table-cell>
          <table:table-cell/>
          <table:table-cell table:style-name="ce9" office:value-type="string" calcext:value-type="string">
            <text:p>Intervento Per Utente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table:formula="of:=[.C2]*[.F6]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Numero Condivisioni Per File</text:p>
          </table:table-cell>
          <table:table-cell table:style-name="ce14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Preferiti Per Utente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table:formula="of:=[.C8]*[.F7]" office:value-type="float" office:value="5000" calcext:value-type="float">
            <text:p>5000</text:p>
          </table:table-cell>
          <table:table-cell/>
          <table:table-cell table:style-name="ce9" office:value-type="string" calcext:value-type="string">
            <text:p>Percentuale Interventi Utente</text:p>
          </table:table-cell>
          <table:table-cell table:style-name="ce14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E</text:p>
          </table:table-cell>
          <table:table-cell table:formula="of:=[.C4]*[.F8]" office:value-type="float" office:value="750000" calcext:value-type="float">
            <text:p>750000</text:p>
          </table:table-cell>
          <table:table-cell/>
          <table:table-cell table:style-name="ce9" office:value-type="string" calcext:value-type="string">
            <text:p>Percentuale Interventi Operatore</text:p>
          </table:table-cell>
          <table:table-cell table:style-name="ce14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referisce</text:p>
          </table:table-cell>
          <table:table-cell office:value-type="string" calcext:value-type="string">
            <text:p>R</text:p>
          </table:table-cell>
          <table:table-cell table:formula="of:=[.C2]*[.F9]" office:value-type="float" office:value="50000" calcext:value-type="float">
            <text:p>5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</text:p>
          </table:table-cell>
          <table:table-cell table:formula="of:=[.C3]-[.C2]" office:value-type="float" office:value="190000" calcext:value-type="float">
            <text:p>19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Contiene File</text:p>
          </table:table-cell>
          <table:table-cell office:value-type="string" calcext:value-type="string">
            <text:p>R</text:p>
          </table:table-cell>
          <table:table-cell table:formula="of:=[.C4]" office:value-type="float" office:value="1000000" calcext:value-type="float">
            <text:p>100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table:formula="of:=[.C5]" office:value-type="float" office:value="3000000" calcext:value-type="float">
            <text:p>3000000</text:p>
          </table:table-cell>
          <table:table-cell/>
          <table:table-cell table:style-name="ce8" office:value-type="string" calcext:value-type="string">
            <text:p>Ricavat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/>
          <table:table-cell table:style-name="ce11" office:value-type="string" calcext:value-type="string">
            <text:p>File Per Directory</text:p>
          </table:table-cell>
          <table:table-cell table:style-name="ce11" table:formula="of:=[.C4]/[.C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/>
          <table:table-cell table:style-name="ce11" office:value-type="string" calcext:value-type="string">
            <text:p>Download Per Utente</text:p>
          </table:table-cell>
          <table:table-cell table:style-name="ce11" table:formula="of:=[.C6]/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ente Visualizza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ede File</text:p>
          </table:table-cell>
          <table:table-cell office:value-type="string" calcext:value-type="string">
            <text:p>R</text:p>
          </table:table-cell>
          <table:table-cell table:formula="of:=[.C4]" office:value-type="float" office:value="1000000" calcext:value-type="float">
            <text:p>100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table:formula="of:=[.C3]" office:value-type="float" office:value="200000" calcext:value-type="float">
            <text:p>20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File Condiviso</text:p>
          </table:table-cell>
          <table:table-cell office:value-type="string" calcext:value-type="string">
            <text:p>R</text:p>
          </table:table-cell>
          <table:table-cell table:formula="of:=[.C11]" office:value-type="float" office:value="750000" calcext:value-type="float">
            <text:p>750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Utente Condivisione</text:p>
          </table:table-cell>
          <table:table-cell office:value-type="string" calcext:value-type="string">
            <text:p>R</text:p>
          </table:table-cell>
          <table:table-cell table:formula="of:=[.C11]" office:value-type="float" office:value="750000" calcext:value-type="float">
            <text:p>750000</text:p>
          </table:table-cell>
          <table:table-cell/>
          <table:table-cell table:style-name="ce8" office:value-type="string" calcext:value-type="string">
            <text:p>Decis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11" office:value-type="string" calcext:value-type="string">
            <text:p>Subdirectory Per Directory</text:p>
          </table:table-cell>
          <table:table-cell table:style-name="ce1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Chiude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/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table:formula="of:=[.C10]*[.F10]" office:value-type="float" office:value="2500" calcext:value-type="float">
            <text:p>2500</text:p>
          </table:table-cell>
          <table:table-cell/>
          <table:table-cell table:style-name="ce12" table:number-columns-repeated="2"/>
          <table:table-cell/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table:formula="of:=[.C10]*[.F11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table:formula="of:=[.C10]" office:value-type="float" office:value="5000" calcext:value-type="float">
            <text:p>5000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perazioni" table:style-name="ta1">
        <table:table-column table:style-name="co4" table:default-cell-style-name="ce10"/>
        <table:table-column table:style-name="co9" table:default-cell-style-name="ce10"/>
        <table:table-column table:style-name="co8" table:default-cell-style-name="ce10"/>
        <table:table-row table:style-name="ro1">
          <table:table-cell table:style-name="ce7" office:value-type="string" calcext:value-type="string">
            <text:p>Codice</text:p>
          </table:table-cell>
          <table:table-cell table:style-name="ce7" office:value-type="string" calcext:value-type="string">
            <text:p>Operazione</text:p>
          </table:table-cell>
          <table:table-cell table:style-name="ce7" office:value-type="string" calcext:value-type="string">
            <text:p>Freque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e un nuovo utente</text:p>
          </table:table-cell>
          <table:table-cell office:value-type="string" calcext:value-type="string">
            <text:p>5 volte al gior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re una nuova directory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giungere un nuovo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ominare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giungere una nuova versione di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aricare una versione di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giungere un file ai preferiti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dividere un file con un utente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sualizzare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i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etta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ude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re un intervento da parte di un utent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re un intervento da parte di un operator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strare un nuovo operatore</text:p>
          </table:table-cell>
          <table:table-cell office:value-type="string" calcext:value-type="string">
            <text:p>10 volte all’anno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sualizzare l’operatore che ha chiuso più intervent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sualizzare il tipo di file più pres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zare il numero di file preferiti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zare il numero di cartelle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zare il file più condivis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zare il file più visualizz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zare l’utente che ha aperto più segnalazion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sualizzare il file più scaric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sualizzare tutti I file scaricati di un utent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sualizzare per ogni file il numero di versioni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sualizzare per ogni utente il numero di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sualizzare per ogni utente il numero di directory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ualizzare per ogni utente il numero di file preferiti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zare gli interventi più recent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</table:table>
      <table:table table:name="Operazioni Inserimento" table:style-name="ta1">
        <table:table-column table:style-name="co4" table:default-cell-style-name="ce10"/>
        <table:table-column table:style-name="co10" table:default-cell-style-name="ce10"/>
        <table:table-column table:style-name="co11" table:default-cell-style-name="ce10"/>
        <table:table-row table:style-name="ro1">
          <table:table-cell table:style-name="ce7" office:value-type="string" calcext:value-type="string">
            <text:p>Codice</text:p>
          </table:table-cell>
          <table:table-cell table:style-name="ce7" office:value-type="string" calcext:value-type="string">
            <text:p>Operazione</text:p>
          </table:table-cell>
          <table:table-cell table:style-name="ce7" office:value-type="string" calcext:value-type="string">
            <text:p>Freque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e un nuovo utente</text:p>
          </table:table-cell>
          <table:table-cell office:value-type="string" calcext:value-type="string">
            <text:p>5 volte al gior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re una nuova directory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giungere un nuovo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ominare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giungere una nuova versione di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aricare una versione di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giungere un file ai preferiti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dividere un file con un utente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sualizzare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i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etta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ude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re un intervento da parte di un utent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re un intervento da parte di un operator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strare un nuovo operatore</text:p>
          </table:table-cell>
          <table:table-cell office:value-type="string" calcext:value-type="string">
            <text:p>10 volte all’anno</text:p>
          </table:table-cell>
        </table:table-row>
      </table:table>
      <table:table table:name="Operazioni CloudStore" table:style-name="ta1">
        <table:table-column table:style-name="co4" table:default-cell-style-name="ce10"/>
        <table:table-column table:style-name="co9" table:default-cell-style-name="ce10"/>
        <table:table-column table:style-name="co11" table:default-cell-style-name="ce10"/>
        <table:table-row table:style-name="ro1">
          <table:table-cell table:style-name="ce7" office:value-type="string" calcext:value-type="string">
            <text:p>Codice</text:p>
          </table:table-cell>
          <table:table-cell table:style-name="ce7" office:value-type="string" calcext:value-type="string">
            <text:p>Operazione</text:p>
          </table:table-cell>
          <table:table-cell table:style-name="ce7" office:value-type="string" calcext:value-type="string">
            <text:p>Frequenz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sualizzare l’operatore che ha chiuso più intervent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sualizzare il tipo di file più pres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zare il numero di file preferiti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zare il numero di cartelle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zare il file più condivis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zare il file più visualizz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zare l’utente che ha aperto più segnalazion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sualizzare il file più scaricato</text:p>
          </table:table-cell>
          <table:table-cell office:value-type="string" calcext:value-type="string">
            <text:p>1 volta al giorno</text:p>
          </table:table-cell>
        </table:table-row>
      </table:table>
      <table:table table:name="Operazioni Utente" table:style-name="ta1">
        <table:table-column table:style-name="co4" table:default-cell-style-name="ce10"/>
        <table:table-column table:style-name="co9" table:default-cell-style-name="ce24"/>
        <table:table-column table:style-name="co11" table:default-cell-style-name="ce10"/>
        <table:table-row table:style-name="ro1">
          <table:table-cell table:style-name="ce7" office:value-type="string" calcext:value-type="string">
            <text:p>Codice</text:p>
          </table:table-cell>
          <table:table-cell table:style-name="ce7" office:value-type="string" calcext:value-type="string">
            <text:p>Operazione</text:p>
          </table:table-cell>
          <table:table-cell table:style-name="ce7" office:value-type="string" calcext:value-type="string">
            <text:p>Frequenz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Visualizzare tutti i file scaricati di un utent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Visualizzare per un file il numero di versioni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Visualizzare per un utente il numero di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office:value-type="string" calcext:value-type="string">
            <text:p>Visualizzare per un utente il numero di directory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Visualizzare per un utente il numero di file preferiti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sualizzare il numero di file in una cartella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ualizzare i file in una cartella</text:p>
          </table:table-cell>
          <table:table-cell office:value-type="string" calcext:value-type="string">
            <text:p>40000 volte al gior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sualizzare il numero di cartelle in una cartella</text:p>
          </table:table-cell>
          <table:table-cell office:value-type="string" calcext:value-type="string">
            <text:p>2000 volte al gior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zare le cartelle in una directory</text:p>
          </table:table-cell>
          <table:table-cell office:value-type="string" calcext:value-type="string">
            <text:p>40000 volte al gior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isualizzare la dimensione di un file</text:p>
          </table:table-cell>
          <table:table-cell office:value-type="string" calcext:value-type="string">
            <text:p>20000 volte al gior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sualizzare la dimensione di una cartella</text:p>
          </table:table-cell>
          <table:table-cell office:value-type="string" calcext:value-type="string">
            <text:p>5000 volte al giorno</text:p>
          </table:table-cell>
        </table:table-row>
      </table:table>
      <table:table table:name="Analisi Operazioni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Registrare un nuovo utente</text:p>
          </table:table-cell>
          <table:covered-table-cell table:style-name="ce21"/>
          <table:table-cell table:style-name="ce8" office:value-type="string" calcext:value-type="string">
            <text:p>5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12" table:number-columns-repeated="2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 * 5 = 30 al giorno</text:p>
          </table:table-cell>
          <table:covered-table-cell/>
          <table:table-cell table:style-name="Default"/>
          <table:table-cell/>
          <table:table-cell table:style-name="ce12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12"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  <table:table-cell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 + 2L)* 5000 = 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Rinominare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 + 1L)* 5000 = 15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5000 = 2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 table:number-columns-spanned="2" table:number-rows-spanned="1">
            <text:p>Scaricare una versione di un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 table:number-columns-spanned="2" table:number-rows-spanned="1">
            <text:p>Aggiungere un file ai preferiti</text:p>
          </table:table-cell>
          <table:covered-table-cell table:style-name="ce21"/>
          <table:table-cell table:style-name="ce8" office:value-type="string" calcext:value-type="string">
            <text:p>1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ito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0 = 2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 table:number-columns-spanned="2" table:number-rows-spanned="1">
            <text:p>Condividere un file con un utente</text:p>
          </table:table-cell>
          <table:covered-table-cell table:style-name="ce21"/>
          <table:table-cell table:style-name="ce8" office:value-type="string" calcext:value-type="string">
            <text:p>1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0 = 2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 table:number-columns-spanned="2" table:number-rows-spanned="1">
            <text:p>Visualizzare un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Visualizz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 table:number-columns-spanned="2" table:number-rows-spanned="1">
            <text:p>Aprire una segnalazione</text:p>
          </table:table-cell>
          <table:covered-table-cell table:style-name="ce21"/>
          <table:table-cell table:style-name="ce8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10 = 4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 table:number-columns-spanned="2" table:number-rows-spanned="1">
            <text:p>Accettare una segnalazione</text:p>
          </table:table-cell>
          <table:covered-table-cell table:style-name="ce21"/>
          <table:table-cell table:style-name="ce8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2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 table:number-columns-spanned="2" table:number-rows-spanned="1">
            <text:p>Chiudere una segnalazione</text:p>
          </table:table-cell>
          <table:covered-table-cell table:style-name="ce21"/>
          <table:table-cell table:style-name="ce8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 + 1L)* 10 = 3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 table:number-columns-spanned="2" table:number-rows-spanned="1">
            <text:p>Fare un intervento da parte di un utente</text:p>
          </table:table-cell>
          <table:covered-table-cell table:style-name="ce21"/>
          <table:table-cell table:style-name="ce8" office:value-type="string" calcext:value-type="string">
            <text:p>3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30 = 18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 table:number-columns-spanned="2" table:number-rows-spanned="1">
            <text:p>Fare un intervento da parte di un operatore</text:p>
          </table:table-cell>
          <table:covered-table-cell table:style-name="ce21"/>
          <table:table-cell table:style-name="ce8" office:value-type="string" calcext:value-type="string">
            <text:p>3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30 = 18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 table:number-columns-spanned="2" table:number-rows-spanned="1">
            <text:p>Registrare un nuovo operatore</text:p>
          </table:table-cell>
          <table:covered-table-cell table:style-name="ce21"/>
          <table:table-cell table:style-name="ce8" office:value-type="string" calcext:value-type="string">
            <text:p>10 volte all’an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20 all’anno</text:p>
          </table:table-cell>
          <table:covered-table-cell/>
          <table:table-cell table:style-name="Default"/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OPERAZIONI ANALISI CLOUDSTORE</text:p>
          </table:table-cell>
          <table:covered-table-cell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 table:number-columns-spanned="2" table:number-rows-spanned="1">
            <text:p>Visualizzare l’operatore che ha chiuso più interventi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ude</text:p>
          </table:table-cell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22000L)* 1 = 22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 table:number-columns-spanned="2" table:number-rows-spanned="1">
            <text:p>Visualizzare il tipo di file più pres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1.000.000L)* 1 = 1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 table:number-columns-spanned="2" table:number-rows-spanned="1">
            <text:p>Visualizzare il numero di file preferiti per ut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ito</text:p>
          </table:table-cell>
          <table:table-cell office:value-type="string" calcext:value-type="string">
            <text:p>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60000L)* 1 = 60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210000L)* 1 = 210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 table:number-columns-spanned="2" table:number-rows-spanned="1">
            <text:p>Visualizzare il file più condiviso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 Condiviso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750002L)* 1 = 750002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 table:number-columns-spanned="2" table:number-rows-spanned="1">
            <text:p>Visualizzare il file più visualizzato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17.000.000L)* 1 = 17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 table:number-columns-spanned="2" table:number-rows-spanned="1">
            <text:p>Visualizzare l’utente che ha aperto più segnalazioni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11000L)* 1 = 11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 table:number-columns-spanned="2" table:number-rows-spanned="1">
            <text:p>Visualizzare il file più scaricato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9.000.000L)* 1 = 9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 table:number-rows-repeated="5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OPERAZIONI UTENTE</text:p>
          </table:table-cell>
          <table:covered-table-cell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 table:number-columns-spanned="2" table:number-rows-spanned="1">
            <text:p>Visualizzare tutti i file scaricati di un utente</text:p>
          </table:table-cell>
          <table:covered-table-cell table:style-name="ce21"/>
          <table:table-cell table:style-name="ce8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201L)* 10 = 1201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10000 = 40.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41L)* 1000 = 141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1">(21L)* 1000 = 21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 table:number-columns-spanned="2" table:number-rows-spanned="1">
            <text:p>Visualizzare per un utente il numero di file preferiti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ito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6L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 table:number-columns-spanned="2" table:number-rows-spanned="1">
            <text:p>Visualizzare il numero di file in una cartella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6L)* 10000 = 6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 table:number-columns-spanned="2" table:number-rows-spanned="1">
            <text:p>Visualizzare i file in una cartella</text:p>
          </table:table-cell>
          <table:covered-table-cell table:style-name="ce21"/>
          <table:table-cell table:style-name="ce8" office:value-type="string" calcext:value-type="string">
            <text:p>4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1L)* 40000 = 4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21"/>
          <table:table-cell table:style-name="ce8" office:value-type="string" calcext:value-type="string">
            <text:p>2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2000 = 8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 table:number-columns-spanned="2" table:number-rows-spanned="1">
            <text:p>Visualizzare le cartelle in una directory</text:p>
          </table:table-cell>
          <table:covered-table-cell table:style-name="ce21"/>
          <table:table-cell table:style-name="ce8" office:value-type="string" calcext:value-type="string">
            <text:p>4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40000 = 28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 table:number-columns-spanned="2" table:number-rows-spanned="1">
            <text:p>Visualizzare la dimensione di un file</text:p>
          </table:table-cell>
          <table:covered-table-cell table:style-name="ce21"/>
          <table:table-cell table:style-name="ce8" office:value-type="string" calcext:value-type="string">
            <text:p>20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20000 = 1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 table:number-columns-spanned="2" table:number-rows-spanned="1">
            <text:p>Visualizzare la dimensione di una cartella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5000 = 35000 al giorno</text:p>
          </table:table-cell>
          <table:covered-table-cell/>
          <table:table-cell table:style-name="Default"/>
          <table:table-cell table:number-columns-repeated="3"/>
        </table:table-row>
      </table:table>
      <table:table table:name="Relazione Ultima Versione" table:style-name="ta1">
        <table:table-column table:style-name="co17" table:default-cell-style-name="ce10"/>
        <table:table-column table:style-name="co13" table:default-cell-style-name="ce10"/>
        <table:table-column table:style-name="co18" table:default-cell-style-name="ce10"/>
        <table:table-column table:style-name="co19" table:default-cell-style-name="ce10"/>
        <table:table-row table:style-name="ro1">
          <table:table-cell table:style-name="ce22" office:value-type="string" calcext:value-type="string" table:number-columns-spanned="3" table:number-rows-spanned="1">
            <text:p>Relazione Ultima Versione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5000 = 2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 table:number-columns-spanned="2" table:number-rows-spanned="1">
            <text:p>Visualizzare la dimensione di un file</text:p>
          </table:table-cell>
          <table:covered-table-cell table:style-name="ce21"/>
          <table:table-cell table:style-name="ce8" office:value-type="string" calcext:value-type="string">
            <text:p>2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20000 = 14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 table:number-columns-spanned="2" table:number-rows-spanned="1">
            <text:p>Visualizzare la dimensione di una cartella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1L)* 5000 = 205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80000+20000+140000+205000" office:value-type="float" office:value="445000" calcext:value-type="float">
            <text:p>44500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5S)* 10000 = 10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5000 = 3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 table:number-columns-spanned="2" table:number-rows-spanned="1">
            <text:p>Visualizzare la dimensione di un file</text:p>
          </table:table-cell>
          <table:covered-table-cell table:style-name="ce21"/>
          <table:table-cell table:style-name="ce8" office:value-type="string" calcext:value-type="string">
            <text:p>2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L)* 20000 = 6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 table:number-columns-spanned="2" table:number-rows-spanned="1">
            <text:p>Visualizzare la dimensione di una cartella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1L)* 5000 = 105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100000+30000+60000+105000" office:value-type="float" office:value="295000" calcext:value-type="float">
            <text:p>295000</text:p>
          </table:table-cell>
          <table:table-cell table:style-name="Default" table:number-columns-repeated="2"/>
        </table:table-row>
      </table:table>
      <table:table table:name="Possesso File" table:style-name="ta1">
        <table:table-column table:style-name="co14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Default"/>
        <table:table-row table:style-name="ro1">
          <table:table-cell table:style-name="ce22" office:value-type="string" calcext:value-type="string" table:number-columns-spanned="3" table:number-rows-spanned="1">
            <text:p>Possesso File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41L)* 1000 = 141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80000+141000" office:value-type="float" office:value="221000" calcext:value-type="float">
            <text:p>221000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Aggiungere un nuovo file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ossiede Fil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5S)* 10000 = 9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Fil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01L)* 1000 = 101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90000+101000" office:value-type="float" office:value="191000" calcext:value-type="float">
            <text:p>191000</text:p>
          </table:table-cell>
          <table:table-cell table:style-name="Default"/>
          <table:table-cell/>
        </table:table-row>
      </table:table>
      <table:table table:name="Numero Directory In Directory" table:style-name="ta1">
        <table:table-column table:style-name="co23" table:default-cell-style-name="ce10"/>
        <table:table-column table:style-name="co24" table:number-columns-repeated="2" table:default-cell-style-name="ce10"/>
        <table:table-column table:style-name="co25" table:default-cell-style-name="Default"/>
        <table:table-row table:style-name="ro1">
          <table:table-cell table:style-name="ce22" office:value-type="string" calcext:value-type="string" table:number-columns-spanned="3" table:number-rows-spanned="1">
            <text:p>Numero directory in directory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 + 2L)* 5000 = 4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21"/>
          <table:table-cell table:style-name="ce8" office:value-type="string" calcext:value-type="string">
            <text:p>2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2000 = 8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40000+8000" office:value-type="float" office:value="48000" calcext:value-type="float">
            <text:p>48000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Directory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 + 3L)* 5000 = 55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21"/>
          <table:table-cell table:style-name="ce8" office:value-type="string" calcext:value-type="string">
            <text:p>2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L)* 2000 = 2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55000+2000" office:value-type="float" office:value="57000" calcext:value-type="float">
            <text:p>57000</text:p>
          </table:table-cell>
          <table:table-cell table:style-name="Default"/>
          <table:table-cell/>
        </table:table-row>
      </table:table>
      <table:table table:name="Numero Versioni In File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2" office:value-type="string" calcext:value-type="string" table:number-columns-spanned="3" table:number-rows-spanned="1">
            <text:p>Numero versioni in file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Version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Versionato</text:p>
          </table:table-cell>
          <table:table-cell table:style-name="ce10" office:value-type="string" calcext:value-type="string">
            <text:p>R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2S)* 5000 = 20.000 al giorno</text:p>
          </table:table-cell>
          <table:covered-table-cell table:style-name="ce10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Versionat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4L)* 10000 = 40.000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office:value-type="float" office:value="60000" calcext:value-type="float">
            <text:p>600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Aggiungere una nuova versione di un file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Version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Versionato</text:p>
          </table:table-cell>
          <table:table-cell table:style-name="ce10" office:value-type="string" calcext:value-type="string">
            <text:p>R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Versionat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3S + 2L)* 5000 = 40.000 al giorno</text:p>
          </table:table-cell>
          <table:covered-table-cell table:style-name="ce10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21"/>
          <table:table-cell table:style-name="ce8" office:value-type="string" calcext:value-type="string">
            <text:p>10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1L)* 10000 = 10.000 al giorno</text:p>
          </table:table-cell>
          <table:covered-table-cell table:style-name="ce10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office:value-type="float" office:value="50000" calcext:value-type="float">
            <text:p>50000</text:p>
          </table:table-cell>
          <table:table-cell table:number-columns-repeated="2"/>
        </table:table-row>
      </table:table>
      <table:table table:name="Numero Directory In Utente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22" office:value-type="string" calcext:value-type="string" table:number-columns-spanned="3" table:number-rows-spanned="1">
            <text:p>Numero di directory in utente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Senza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Directory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Subdirectory</text:p>
          </table:table-cell>
          <table:table-cell table:style-name="ce10" office:value-type="string" calcext:value-type="string">
            <text:p>R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3S + 1L)* 5000 = 35000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<text:span text:style-name="T1">(210000L)* 1 = 210000</text:span>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<text:span text:style-name="T1">(21L)* 1000 = 21000</text:span>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35000+210000+21000" office:value-type="float" office:value="266000" calcext:value-type="float">
            <text:p>2660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5" office:value-type="string" calcext:value-type="string" table:number-columns-spanned="2" table:number-rows-spanned="1">
            <text:p>Con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Creare una nuova directory</text:p>
          </table:table-cell>
          <table:covered-table-cell table:style-name="ce21"/>
          <table:table-cell table:style-name="ce8" office:value-type="string" calcext:value-type="string">
            <text:p>5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Directory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Subdirectory</text:p>
          </table:table-cell>
          <table:table-cell table:style-name="ce10" office:value-type="string" calcext:value-type="string">
            <text:p>R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Possiede Directory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(4S + 2L)* 5000 = 50000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21"/>
          <table:table-cell table:style-name="ce8" office:value-type="string" calcext:value-type="string">
            <text:p>1 volta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<text:span text:style-name="T1">(10000L)* 1 = 10000</text:span>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21"/>
          <table:table-cell table:style-name="ce8" office:value-type="string" calcext:value-type="string">
            <text:p>1000 volte al giorno</text:p>
          </table:table-cell>
        </table:table-row>
        <table:table-row table:style-name="ro1">
          <table:table-cell table:style-name="ce7" office:value-type="string" calcext:value-type="string">
            <text:p>Concetto</text:p>
          </table:table-cell>
          <table:table-cell table:style-name="ce7" office:value-type="string" calcext:value-type="string">
            <text:p>Costrutto</text:p>
          </table:table-cell>
          <table:table-cell table:style-name="ce7" office:value-type="string" calcext:value-type="string">
            <text:p>Accesso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>
            <text:p>Utente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style-name="ce10" office:value-type="string" calcext:value-type="string" table:number-columns-spanned="2" table:number-rows-spanned="1">
            <text:p><text:span text:style-name="T1">(1L)* 1000 = 1000</text:span> al giorno</text:p>
          </table:table-cell>
          <table:covered-table-cell table:style-name="ce10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Totale</text:p>
          </table:table-cell>
          <table:table-cell table:style-name="ce26" table:formula="of:=50000+10000+1000" office:value-type="float" office:value="61000" calcext:value-type="float">
            <text:p>61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0:16:51.660559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09:49:40.558665875</meta:creation-date>
    <meta:generator>LibreOffice/7.0.6.2$Linux_X86_64 LibreOffice_project/00$Build-2</meta:generator>
    <dc:date>2021-06-15T11:41:56.514398920</dc:date>
    <meta:editing-duration>PT5H7M</meta:editing-duration>
    <meta:editing-cycles>42</meta:editing-cycles>
    <meta:document-statistic meta:table-count="12" meta:cell-count="1628" meta:object-count="0"/>
  </office:meta>
</office:document-meta>
</file>